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swiss" style:font-pitch="variable"/>
    <style:font-face style:name="Consolas" svg:font-family="Consolas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" svg:font-family="'Noto Sans'" style:font-family-generic="roman" style:font-pitch="variable"/>
    <style:font-face style:name="Poppins Light" svg:font-family="'Poppins Light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USTOM_5f_3_7e_LT_7e_Gliederung_20_1">
      <style:paragraph-properties fo:margin-left="1.27cm" fo:margin-right="0cm" fo:margin-top="0.353cm" fo:margin-bottom="0cm" style:contextual-spacing="false" fo:line-height="90%" fo:text-indent="0cm" style:auto-text-indent="false">
        <style:tab-stops>
          <style:tab-stop style:position="0cm"/>
        </style:tab-stops>
      </style:paragraph-properties>
    </style:style>
    <style:style style:name="P2" style:family="paragraph" style:parent-style-name="Preformatted_20_Text">
      <style:text-properties fo:font-variant="normal" fo:text-transform="none" fo:color="#202124" loext:opacity="100%" style:font-name="Calibri" fo:font-size="12pt" fo:letter-spacing="normal" fo:language="pl" fo:country="PL" fo:font-style="normal" fo:font-weight="normal" officeooo:paragraph-rsid="00160be3" style:font-size-asian="12pt" style:font-size-complex="12pt"/>
    </style:style>
    <style:style style:name="P3" style:family="paragraph" style:parent-style-name="Preformatted_20_Text">
      <style:text-properties fo:font-variant="normal" fo:text-transform="none" fo:color="#202124" loext:opacity="100%" style:font-name="Calibri" fo:font-size="12pt" fo:letter-spacing="normal" fo:language="pl" fo:country="PL" fo:font-style="normal" fo:font-weight="normal" officeooo:rsid="0016ee35" officeooo:paragraph-rsid="0016ee35" style:font-size-asian="12pt" style:font-size-complex="12pt"/>
    </style:style>
    <style:style style:name="P4" style:family="paragraph" style:parent-style-name="Text_20_body">
      <style:text-properties fo:font-variant="normal" fo:text-transform="none" fo:color="#3c4043" loext:opacity="100%" style:font-name="Calibri" fo:font-size="12pt" fo:letter-spacing="normal" fo:font-style="normal" fo:font-weight="normal" officeooo:paragraph-rsid="00160be3" style:font-size-asian="12pt" style:font-size-complex="12pt"/>
    </style:style>
    <style:style style:name="P5" style:family="paragraph" style:parent-style-name="Text_20_body">
      <style:text-properties fo:font-variant="normal" fo:text-transform="none" fo:color="#3c4043" loext:opacity="100%" style:font-name="Calibri" fo:font-size="12pt" fo:letter-spacing="normal" fo:font-style="normal" fo:font-weight="normal" officeooo:rsid="0016ee35" officeooo:paragraph-rsid="0016ee35" style:font-size-asian="12pt" style:font-size-complex="12pt"/>
    </style:style>
    <style:style style:name="P6" style:family="paragraph" style:parent-style-name="Standard">
      <style:text-properties style:font-name="Calibri" fo:font-size="12pt" fo:font-weight="bold" officeooo:rsid="0015132a" officeooo:paragraph-rsid="0015132a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Calibri" fo:font-size="12pt" style:font-size-asian="12pt" style:font-size-complex="12pt"/>
    </style:style>
    <style:style style:name="P8" style:family="paragraph" style:parent-style-name="Standard">
      <style:text-properties style:font-name="Calibri" fo:font-size="12pt" officeooo:rsid="0015132a" officeooo:paragraph-rsid="0015132a" style:font-size-asian="12pt" style:font-size-complex="12pt"/>
    </style:style>
    <style:style style:name="P9" style:family="paragraph" style:parent-style-name="Standard">
      <style:paragraph-properties fo:margin-left="2cm" fo:margin-right="0cm" fo:text-indent="0cm" style:auto-text-indent="false"/>
      <style:text-properties style:font-name="Calibri" fo:font-size="12pt" officeooo:rsid="0015132a" officeooo:paragraph-rsid="0015132a" style:font-size-asian="12pt" style:font-size-complex="12pt"/>
    </style:style>
    <style:style style:name="P10" style:family="paragraph" style:parent-style-name="Standard">
      <style:text-properties style:font-name="Calibri" fo:font-size="12pt" officeooo:rsid="00160be3" officeooo:paragraph-rsid="00160be3" style:font-size-asian="12pt" style:font-size-complex="12pt"/>
    </style:style>
    <style:style style:name="P11" style:family="paragraph" style:parent-style-name="Standard">
      <style:text-properties style:font-name="Calibri" fo:font-size="12pt" officeooo:rsid="00160be3" officeooo:paragraph-rsid="0015132a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/>
      <style:text-properties style:font-name="Calibri" fo:font-size="12pt" officeooo:rsid="00160be3" officeooo:paragraph-rsid="0015132a" style:font-size-asian="12pt" style:font-size-complex="12pt"/>
    </style:style>
    <style:style style:name="P13" style:family="paragraph" style:parent-style-name="Standard">
      <style:text-properties style:font-name="Calibri" fo:font-size="12pt" officeooo:paragraph-rsid="00160be3" style:font-size-asian="12pt" style:font-size-complex="12pt"/>
    </style:style>
    <style:style style:name="P14" style:family="paragraph" style:parent-style-name="Standard">
      <style:text-properties style:font-name="Calibri" fo:font-size="12pt" officeooo:rsid="0016ee35" officeooo:paragraph-rsid="0016ee35" style:font-size-asian="12pt" style:font-size-complex="12pt"/>
    </style:style>
    <style:style style:name="P15" style:family="paragraph" style:parent-style-name="Standard">
      <style:text-properties style:font-name="Calibri" fo:font-size="12pt" fo:font-weight="normal" officeooo:rsid="0016ee35" officeooo:paragraph-rsid="0016ee35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Calibri" fo:font-size="12pt" fo:font-weight="normal" officeooo:rsid="00160be3" officeooo:paragraph-rsid="0016ee35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Calibri" fo:font-size="14pt" fo:font-weight="bold" officeooo:rsid="00160be3" officeooo:paragraph-rsid="0016ee35" style:font-size-asian="14pt" style:font-weight-asian="bold" style:font-size-complex="14pt" style:font-weight-complex="bold"/>
    </style:style>
    <style:style style:name="P18" style:family="paragraph" style:parent-style-name="CUSTOM_5f_3_7e_LT_7e_Gliederung_20_1">
      <style:paragraph-properties fo:margin-left="0cm" fo:margin-right="0cm" fo:margin-top="0.353cm" fo:margin-bottom="0cm" style:contextual-spacing="false" fo:line-height="90%" fo:text-indent="0cm" style:auto-text-indent="false"/>
      <style:text-properties style:font-name="Poppins Light" fo:font-size="20pt" style:font-size-asian="20pt"/>
    </style:style>
    <style:style style:name="P19" style:family="paragraph" style:parent-style-name="CUSTOM_5f_3_7e_LT_7e_Gliederung_20_1">
      <style:paragraph-properties fo:margin-left="0cm" fo:margin-right="0cm" fo:margin-top="0cm" fo:margin-bottom="0cm" style:contextual-spacing="false" fo:line-height="90%" fo:text-indent="0cm" style:auto-text-indent="false"/>
      <style:text-properties style:font-name="Poppins Light" fo:font-size="20pt" style:font-size-asian="20pt"/>
    </style:style>
    <style:style style:name="P20" style:family="paragraph" style:parent-style-name="CUSTOM_5f_3_7e_LT_7e_Gliederung_20_1">
      <style:paragraph-properties fo:margin-left="0cm" fo:margin-right="0cm" fo:margin-top="0.353cm" fo:margin-bottom="0cm" style:contextual-spacing="false" fo:line-height="90%" fo:text-indent="0cm" style:auto-text-indent="false">
        <style:tab-stops>
          <style:tab-stop style:position="0cm"/>
        </style:tab-stops>
      </style:paragraph-properties>
      <style:text-properties style:font-name="Poppins Light" fo:font-size="20pt" style:font-size-asian="20pt"/>
    </style:style>
    <style:style style:name="P21" style:family="paragraph" style:parent-style-name="CUSTOM_5f_3_7e_LT_7e_Gliederung_20_1">
      <style:paragraph-properties fo:margin-left="0cm" fo:margin-right="0cm" fo:margin-top="0cm" fo:margin-bottom="0cm" style:contextual-spacing="false" fo:line-height="90%" fo:text-indent="0cm" style:auto-text-indent="false">
        <style:tab-stops>
          <style:tab-stop style:position="0cm"/>
        </style:tab-stops>
      </style:paragraph-properties>
      <style:text-properties style:font-name="Poppins Light" fo:font-size="20pt" style:font-size-asian="20pt"/>
    </style:style>
    <style:style style:name="P22" style:family="paragraph" style:parent-style-name="Standard">
      <style:text-properties style:font-name="Calibri" fo:font-size="12pt" fo:font-weight="bold" officeooo:rsid="0015132a" officeooo:paragraph-rsid="0015132a" style:font-size-asian="12pt" style:font-weight-asian="bold" style:font-size-complex="12pt" style:font-weight-complex="bold"/>
    </style:style>
    <style:style style:name="P23" style:family="paragraph" style:parent-style-name="Standard" style:list-style-name="L1">
      <style:text-properties style:font-name="Calibri" fo:font-size="12pt" fo:font-weight="normal" officeooo:rsid="0016ee35" officeooo:paragraph-rsid="0016ee35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Calibri" fo:font-size="12pt" officeooo:rsid="0016ee35" officeooo:paragraph-rsid="0016ee35" style:font-size-asian="12pt" style:font-size-complex="12pt"/>
    </style:style>
    <style:style style:name="P25" style:family="paragraph" style:parent-style-name="Standard">
      <style:text-properties style:font-name="Calibri" fo:font-size="12pt" officeooo:rsid="0018cd50" officeooo:paragraph-rsid="0018cd50" style:font-size-asian="12pt" style:font-size-complex="12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officeooo:rsid="0015132a"/>
    </style:style>
    <style:style style:name="T2" style:family="text">
      <style:text-properties officeooo:rsid="00160be3"/>
    </style:style>
    <style:style style:name="T3" style:family="text">
      <style:text-properties officeooo:rsid="0016ee35"/>
    </style:style>
    <style:style style:name="T4" style:family="text">
      <style:text-properties fo:color="#c9211e" loext:opacity="100%"/>
    </style:style>
    <style:style style:name="T5" style:family="text">
      <style:text-properties fo:color="#c9211e" loext:opacity="100%" fo:font-weight="bold" style:font-weight-asian="bold" style:font-weight-complex="bold"/>
    </style:style>
    <style:style style:name="T6" style:family="text">
      <style:text-properties fo:font-size="12pt" officeooo:rsid="0016ee35" style:font-size-asian="12pt" style:font-size-complex="12pt"/>
    </style:style>
    <style:style style:name="T7" style:family="text">
      <style:text-properties fo:color="#800000" loext:opacity="100%" style:font-name="Consolas" fo:font-size="10pt" fo:font-weight="bold" style:font-size-asian="10pt" style:font-weight-asian="bold"/>
    </style:style>
    <style:style style:name="T8" style:family="text">
      <style:text-properties fo:color="#000080" loext:opacity="100%" style:font-name="Consolas" fo:font-size="10pt" fo:font-weight="bold" style:font-size-asian="10pt" style:font-weight-asian="bold"/>
    </style:style>
    <style:style style:name="T9" style:family="text">
      <style:text-properties fo:color="#000000" loext:opacity="100%" style:font-name="Consolas" fo:font-size="10pt" style:font-size-asian="10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emat: Szczęście bez granic</text:p>
      <text:p text:style-name="P6">Cel: jak na przestrzeni lat zmieniał się poziom szczęścia w różnych krajach oraz co wpływało</text:p>
      <text:p text:style-name="P6">na wyniki</text:p>
      <text:p text:style-name="P12"/>
      <text:p text:style-name="P8"/>
      <text:p text:style-name="P8">Przedstawienie danych</text:p>
      <text:p text:style-name="P8">Analiza danych</text:p>
      <text:p text:style-name="P8">Wnioski i propozycje działań biznesowych</text:p>
      <text:p text:style-name="P9"/>
      <text:p text:style-name="P7">● Analiza dokumentacji datasetu ze strony Kaggle</text:p>
      <text:p text:style-name="P7">● Wczytanie danych</text:p>
      <text:p text:style-name="P13">● Wstępna analiza danych - <text:span text:style-name="T2">Przeanalizować zarobki, rynek pracowników, jak położenie geograficzne wpływa na szczęście?</text:span></text:p>
      <text:p text:style-name="P10">Wymyślić case study </text:p>
      <text:p text:style-name="P7">● Czyszczenie danych</text:p>
      <text:p text:style-name="P7">● Analiza danych</text:p>
      <text:p text:style-name="P7"/>
      <text:p text:style-name="P7">● Wizualizacja danych – <text:span text:style-name="T1">Tableau dashboard / powerBI po angielsku </text:span></text:p>
      <text:p text:style-name="P7">● Wnioski – <text:span text:style-name="T1">raport |</text:span> kod oraz jego opis <text:span text:style-name="T1">po angielsku zapisać w</text:span> repozytorium <text:span text:style-name="T1">| </text:span>sama prezentacja projektu prowadzona jest po polsku.</text:p>
      <text:p text:style-name="P7">● Prezentacja</text:p>
      <text:p text:style-name="P7"/>
      <text:p text:style-name="P8">narzedzia do użycia:</text:p>
      <text:p text:style-name="P8">Trello: do planowania zadań, określania ich terminów oraz osób</text:p>
      <text:p text:style-name="P8">odpowiedzialnych</text:p>
      <text:p text:style-name="P8">GitHub: do dzielenia się kodem oraz zgłaszania Pull Requestów do Trenera Wspierającego</text:p>
      <text:p text:style-name="P11"/>
      <text:p text:style-name="P10"/>
      <text:p text:style-name="P11"/>
      <text:p text:style-name="P10">Canada, kostaryka, półwysep iberyjski, skandynawia</text:p>
      <text:p text:style-name="P10"/>
      <text:p text:style-name="P10"/>
      <text:p text:style-name="P10"/>
      <text:p text:style-name="P10"/>
      <text:p text:style-name="P10"/>
      <text:p text:style-name="P4"><text:span text:style-name="T2">Family in the dataset </text:span><text:span text:style-name="T3">znaczy wsparcie społeczne w</text:span></text:p>
      <text:p text:style-name="P2"><text:bookmark text:name="tw-target-text"/>TLDR: Zasadniczo mierzy stopień, w jakim wynik rodziny przyczynia się do uczynienia życia lepszym niż w Dystopii.</text:p>
      <text:p text:style-name="P4"/>
      <text:p text:style-name="P4"/>
      <text:p text:style-name="P4"/>
      <text:p text:style-name="P4"/>
      <text:p text:style-name="P4"/>
      <text:p text:style-name="P5"><text:soft-page-break/>Skąd są dane i co nam pokazują? </text:p>
      <text:p text:style-name="P3"><text:bookmark text:name="tw-target-text kopia 1"/>Wyniki pochodzą z reprezentatywnych prób krajowych z lat 2013-2015 i wykorzystują wagi Gallupa, aby szacunki były reprezentatywne.</text:p>
      <text:p text:style-name="P3">Kolumny następujące po wskaźniku szczęścia szacują <text:span text:style-name="T4">stopień, w jakim każdy z sześciu czynników – </text:span><text:span text:style-name="T5">produkcja ekonomiczna, wsparcie społeczne, oczekiwana długość życia, wolność, brak korupcji i hojność</text:span><text:span text:style-name="T4"> – przyczynia się do tego, że oceny życia są wyższe w każdym kraju niż w Dystopii. </text:span>Hipotetyczny kraj, który ma wartości równe najniższym światowym średnim krajowym dla każdego z sześciu czynników. </text:p>
      <text:p text:style-name="P5"/>
      <text:p text:style-name="P5"/>
      <text:p text:style-name="P5"/>
      <text:p text:style-name="P5">Porównujemy poszczególne kraje do dystopii.</text:p>
      <text:p text:style-name="P17"/>
      <text:p text:style-name="P17">jesteśmy firma i chcemy zbadać w jakim kraju nasi pracownicy są najszczęśliwsi, <text:span text:style-name="T3">żeby s</text:span><text:span text:style-name="T6">tworzyć placówkę naszej firmy.</text:span></text:p>
      <text:p text:style-name="P17"/>
      <text:p text:style-name="P15">To, żeby zbadać kraje, w których nasi pracownicy czuliby się dobrze musimy zadać sobie pytania:</text:p>
      <text:list text:style-name="L1">
        <text:list-item>
          <text:p text:style-name="P23">jakie kraje wchodzą w grę?</text:p>
        </text:list-item>
        <text:list-item>
          <text:p text:style-name="P23">Jakie kategorie na pewno będziemy brać pod uwagę i na jakich się skupimy; Jak definiujemy szczęście?</text:p>
        </text:list-item>
        <text:list-item>
          <text:p text:style-name="P23">czy te wybrane kraje są stabilne w swoich wynikach?</text:p>
        </text:list-item>
      </text:list>
      <text:p text:style-name="P15"/>
      <text:p text:style-name="P16"/>
      <text:p text:style-name="P14">Podzielimy pracę na etapy. Te etapy to mogą być kolejne karty/listy w trello. Zachowajmy tam porządek.</text:p>
      <text:p text:style-name="P14"/>
      <text:p text:style-name="P14">Etapy to wyznaczenie backlogów, zaplanowanei sprintów i oczekiwań/terminów/efektów. Następnie zobaczymy się na sprincie i zobaczymy jak nam poszło i co zostało lub nie zostało zrealizowane. Egzekwujemy efekty.</text:p>
      <text:p text:style-name="P14">W międzyczasie możemy dodawać komentarze lub pytać się siebie nawzajem itd. </text:p>
      <text:p text:style-name="P14">To wszystko da nam efekt na 19ego lutego.</text:p>
      <text:p text:style-name="P14"/>
      <text:p text:style-name="P14"/>
      <text:p text:style-name="P14">Myślę, że początkowo wybrać po prostu kategorie i opisywać i tworzyć wykresy pokazujące zmiany <text:s/>na przestrzeni lat. Nie tworzyć nowych insynuacji tylko korzystać z tego co mamy i to jakoś ubrać w słowa.</text:p>
      <text:p text:style-name="P14"/>
      <text:p text:style-name="P14"/>
      <text:p text:style-name="P14">Możemy wybrać 5 krajów które będziemy analizować. </text:p>
      <text:p text:style-name="P14">We wstępie można by pokazać jak <text:s/>w ogóle szczęścia wybrane kraje plasują się na wykresie na przestrzeni lat.</text:p>
      <text:p text:style-name="P14">Wstawić tabelkę i pokazać wskaźniki zmiany na przestrzeni lat. W tej tabeli zawrzeć wszystkie wyniki lub wybrane z naszych danych.</text:p>
      <text:p text:style-name="P14"><text:soft-page-break/>I później porównać zmiany np. Kanady do krajów skandynawskich. Lub ogólnie do europy – to pomyślimy dalej.</text:p>
      <text:p text:style-name="P14">Z tego 3 kraje opiszemy wnikliwie i będziemy porówywać je do pozostałych 2. </text:p>
      <text:p text:style-name="P14">Opiszemy jak zmieniały się pozycje tych krajów w rankingu na przestrzeni lat.</text:p>
      <text:p text:style-name="P14">Opiszemy jak się ma zadowolenie z pracy i jak na przykład wsparcie rodziny w danym kraju plasuje na chęć <text:s/>migracji.</text:p>
      <text:p text:style-name="P14"/>
      <text:p text:style-name="P14">Wyszczególnimy najlepsze i najgorsze kategorie/cechy w tych krajach.</text:p>
      <text:p text:style-name="P14"/>
      <text:p text:style-name="P14"/>
      <text:p text:style-name="P14">Co ja mogę zrobić?</text:p>
      <text:p text:style-name="P14"/>
      <text:p text:style-name="P14"/>
      <text:p text:style-name="P14">Teraz wybierzmy te kraje i ja przygotuję analizę poziomy jak wsparcei społeczene rodziny wpływa na szczęście oraz jak poziom zdrowia odwołuje się do dystopii. Oczywiście wszystko na przestrzeni lat. I to potem słownie opisać.</text:p>
      <text:p text:style-name="P14">Musimy to porównać kazdy z nas do dystopii a następnie każdy kraj będziemy przyrównywać do siebie.</text:p>
      <text:p text:style-name="P14"/>
      <text:p text:style-name="P14">Już nawet wyobrażam sobie jak możemy zgrabnie połączyć tabele które każdy zrobi.</text:p>
      <text:p text:style-name="P14"/>
      <text:p text:style-name="P14">Starajmy się dodawać komntarze do własnego kodu.</text:p>
      <text:p text:style-name="P14"/>
      <text:p text:style-name="P14"/>
      <text:p text:style-name="P14"/>
      <text:p text:style-name="P14"/>
      <text:p text:style-name="P18">Maksymalizowanie wartości produktu</text:p>
      <text:p text:style-name="P19">Opracowywanie i jasne artykułowanie wizji i celu</text:p>
      <text:p text:style-name="P19">Tworzenie i jasne artykułowanie elementów Product Backlogu</text:p>
      <text:p text:style-name="P19">Porządkowanie elementów Product Backlogu</text:p>
      <text:p text:style-name="P1"/>
      <text:p text:style-name="P20">PO (Product Owner) może zlecać poszczególne zadania, ale to on pozostaje za nie odpowiedzialny</text:p>
      <text:p text:style-name="P21">PO to jedna osoba, a nie komitet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>basia – europa</text:p>
      <text:p text:style-name="P14">natalia – ameryka płn</text:p>
      <text:p text:style-name="P14">agnieszka - afryka</text:p>
      <text:p text:style-name="P14">krzysztof – australia i nowa zelandia, ameryka łacińska </text:p>
      <text:p text:style-name="P14">marcin – azja?</text:p>
      <text:p text:style-name="P14"/>
      <text:p text:style-name="P14"/>
      <text:p text:style-name="P14">Stworzyć samemu tabele zeby zobaczyc te dane razem</text:p>
      <text:p text:style-name="P14"/>
      <text:p text:style-name="P14"/>
      <text:p text:style-name="P25">skopiować kod i zamiast ranking np. społeczeństwo </text:p>
      <text:p text:style-name="P26"><text:span text:style-name="T7">select</text:span></text:p>
      <text:p text:style-name="P26"><text:span text:style-name="T8">corr</text:span><text:span text:style-name="T9">(ranking,spoleczenstwo) spoleczenstwo</text:span></text:p>
      <text:p text:style-name="P26"><text:span text:style-name="T9">,</text:span><text:span text:style-name="T8">corr</text:span><text:span text:style-name="T9">(ranking,zdrowie) zdrowie</text:span></text:p>
      <text:p text:style-name="P26"><text:span text:style-name="T9">,</text:span><text:span text:style-name="T8">corr</text:span><text:span text:style-name="T9">(ranking,wolnosc) wolnosc</text:span></text:p>
      <text:p text:style-name="P26"><text:span text:style-name="T9">,</text:span><text:span text:style-name="T8">corr</text:span><text:span text:style-name="T9">(ranking,korupcja) korupcja</text:span></text:p>
      <text:p text:style-name="P26"><text:span text:style-name="T9">,</text:span><text:span text:style-name="T8">corr</text:span><text:span text:style-name="T9">(ranking,hojnosc) hojnosc</text:span></text:p>
      <text:p text:style-name="P26"><text:span text:style-name="T7">from</text:span><text:span text:style-name="T9"> wszystkie_lata w</text:span></text:p>
      <text:p text:style-name="P26"><text:span text:style-name="T7">left</text:span><text:span text:style-name="T9"> </text:span><text:span text:style-name="T7">join</text:span><text:span text:style-name="T9"> region r</text:span></text:p>
      <text:p text:style-name="P25"><text:span text:style-name="T7">on</text:span><text:span text:style-name="T9"> w.kraj = r.country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Calibri" svg:font-family="Calibri" style:font-family-generic="swiss" style:font-pitch="variable"/>
    <style:font-face style:name="Consolas" svg:font-family="Consolas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" svg:font-family="'Noto Sans'" style:font-family-generic="roman" style:font-pitch="variable"/>
    <style:font-face style:name="Poppins Light" svg:font-family="'Poppins Light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omyślny_20_styl_20_rysowania" style:display-name="Domyślny styl rysowania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iekt_20_bez_20_wypełnienia" style:display-name="Obiekt bez wypełnienia" style:family="paragraph" style:parent-style-name="Domyślny_20_styl_20_rysowania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iekt_20_bez_20_wypełnienia_20_i_20_bez_20_linii" style:display-name="Obiekt bez wypełnienia i bez linii" style:family="paragraph" style:parent-style-name="Domyślny_20_styl_20_rysowania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Caption" style:family="paragraph" style:parent-style-name="Standard" style:class="extra"/>
    <style:style style:name="Text" style:family="paragraph" style:parent-style-name="Caption" style:class="extra"/>
    <style:style style:name="Tytuł_20_A4" style:display-name="Tytuł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Nagłówek_20_A4" style:display-name="Nagłówek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kst_20_A4" style:display-name="Teks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ytuł_20_A0" style:display-name="Tytuł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Nagłówek_20_A0" style:display-name="Nagłówek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kst_20_A0" style:display-name="Teks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fika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Kształty" style:family="paragraph" style:parent-style-name="Grafika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Wypełnione" style:family="paragraph" style:parent-style-name="Kształty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Wypełninone_20_niebieskim" style:display-name="Wypełninone niebieskim" style:family="paragraph" style:parent-style-name="Wypełnione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Wypełnione_20_zielonym" style:display-name="Wypełnione zielonym" style:family="paragraph" style:parent-style-name="Wypełnione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Wypełnione_20_czerwonym" style:display-name="Wypełnione czerwonym" style:family="paragraph" style:parent-style-name="Wypełnione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Wypełnione_20_żółtym" style:display-name="Wypełnione żółtym" style:family="paragraph" style:parent-style-name="Wypełnione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Szkic" style:family="paragraph" style:parent-style-name="Kształty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Niebieski_20_konspekt" style:display-name="Niebieski konspekt" style:family="paragraph" style:parent-style-name="Szkic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Zielony_20_konspekt" style:display-name="Zielony konspekt" style:family="paragraph" style:parent-style-name="Szkic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zerwony_20_konspekt" style:display-name="Czerwony konspekt" style:family="paragraph" style:parent-style-name="Szkic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Żółty_20_konspekt" style:display-name="Żółty konspekt" style:family="paragraph" style:parent-style-name="Szkic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ie" style:family="paragraph" style:parent-style-name="Grafika">
      <style:text-properties style:font-name="Liberation Sans" fo:font-family="'Liberation Sans'" style:font-family-generic="roman" style:font-pitch="variable" fo:font-size="18pt" style:font-size-asian="18pt"/>
    </style:style>
    <style:style style:name="Linia_20_ze_20_strzałkami" style:display-name="Linia ze strzałkami" style:family="paragraph" style:parent-style-name="Linie">
      <style:text-properties style:font-name="Liberation Sans" fo:font-family="'Liberation Sans'" style:font-family-generic="roman" style:font-pitch="variable" fo:font-size="18pt" style:font-size-asian="18pt"/>
    </style:style>
    <style:style style:name="Linia_20_przerywana" style:display-name="Linia przerywana" style:family="paragraph" style:parent-style-name="Linie">
      <style:text-properties style:font-name="Liberation Sans" fo:font-family="'Liberation Sans'" style:font-family-generic="roman" style:font-pitch="variable" fo:font-size="18pt" style:font-size-asian="18pt"/>
    </style:style>
    <style:style style:name="TITLE_5f_1_7e_LT_7e_Gliederung_20_1" style:display-name="TITLE_1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5f_1_7e_LT_7e_Gliederung_20_2" style:display-name="TITLE_1~LT~Gliederung 2" style:family="paragraph" style:parent-style-name="TITLE_5f_1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1_7e_LT_7e_Gliederung_20_3" style:display-name="TITLE_1~LT~Gliederung 3" style:family="paragraph" style:parent-style-name="TITLE_5f_1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1_7e_LT_7e_Gliederung_20_4" style:display-name="TITLE_1~LT~Gliederung 4" style:family="paragraph" style:parent-style-name="TITLE_5f_1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1_7e_LT_7e_Gliederung_20_5" style:display-name="TITLE_1~LT~Gliederung 5" style:family="paragraph" style:parent-style-name="TITLE_5f_1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1_7e_LT_7e_Gliederung_20_6" style:display-name="TITLE_1~LT~Gliederung 6" style:family="paragraph" style:parent-style-name="TITLE_5f_1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1_7e_LT_7e_Gliederung_20_7" style:display-name="TITLE_1~LT~Gliederung 7" style:family="paragraph" style:parent-style-name="TITLE_5f_1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1_7e_LT_7e_Gliederung_20_8" style:display-name="TITLE_1~LT~Gliederung 8" style:family="paragraph" style:parent-style-name="TITLE_5f_1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1_7e_LT_7e_Gliederung_20_9" style:display-name="TITLE_1~LT~Gliederung 9" style:family="paragraph" style:parent-style-name="TITLE_5f_1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1_7e_LT_7e_Titel" style:display-name="TITLE_1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5f_1_7e_LT_7e_Untertitel" style:display-name="TITLE_1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5f_1_7e_LT_7e_Notizen" style:display-name="TITLE_1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5f_1_7e_LT_7e_Hintergrundobjekte" style:display-name="TITLE_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5f_1_7e_LT_7e_Hintergrund" style:display-name="TITLE_1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biekty_20_tła" style:display-name="Obiekty tła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ło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tki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Konspekt_20_1" style:display-name="Konspekt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Konspekt_20_2" style:display-name="Konspekt 2" style:family="paragraph" style:parent-style-name="Konspekt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Konspekt_20_3" style:display-name="Konspekt 3" style:family="paragraph" style:parent-style-name="Konspekt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Konspekt_20_4" style:display-name="Konspekt 4" style:family="paragraph" style:parent-style-name="Konspekt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Konspekt_20_5" style:display-name="Konspekt 5" style:family="paragraph" style:parent-style-name="Konspekt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onspekt_20_6" style:display-name="Konspekt 6" style:family="paragraph" style:parent-style-name="Konspekt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onspekt_20_7" style:display-name="Konspekt 7" style:family="paragraph" style:parent-style-name="Konspekt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onspekt_20_8" style:display-name="Konspekt 8" style:family="paragraph" style:parent-style-name="Konspekt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onspekt_20_9" style:display-name="Konspekt 9" style:family="paragraph" style:parent-style-name="Konspekt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1" style:display-name="TITLE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7e_LT_7e_Gliederung_20_2" style:display-name="TITLE~LT~Gliederung 2" style:family="paragraph" style:parent-style-name="TITLE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3" style:display-name="TITLE~LT~Gliederung 3" style:family="paragraph" style:parent-style-name="TITLE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4" style:display-name="TITLE~LT~Gliederung 4" style:family="paragraph" style:parent-style-name="TITLE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5" style:display-name="TITLE~LT~Gliederung 5" style:family="paragraph" style:parent-style-name="TITLE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6" style:display-name="TITLE~LT~Gliederung 6" style:family="paragraph" style:parent-style-name="TITLE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7" style:display-name="TITLE~LT~Gliederung 7" style:family="paragraph" style:parent-style-name="TITLE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8" style:display-name="TITLE~LT~Gliederung 8" style:family="paragraph" style:parent-style-name="TITLE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9" style:display-name="TITLE~LT~Gliederung 9" style:family="paragraph" style:parent-style-name="TITLE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Titel" style:display-name="TITLE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7e_LT_7e_Untertitel" style:display-name="TITLE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7e_LT_7e_Notizen" style:display-name="TITLE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7e_LT_7e_Hintergrundobjekte" style:display-name="TITLE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7e_LT_7e_Hintergrund" style:display-name="TITLE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USTOM_5f_1_7e_LT_7e_Gliederung_20_1" style:display-name="CUSTOM_1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USTOM_5f_1_7e_LT_7e_Gliederung_20_2" style:display-name="CUSTOM_1~LT~Gliederung 2" style:family="paragraph" style:parent-style-name="CUSTOM_5f_1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USTOM_5f_1_7e_LT_7e_Gliederung_20_3" style:display-name="CUSTOM_1~LT~Gliederung 3" style:family="paragraph" style:parent-style-name="CUSTOM_5f_1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USTOM_5f_1_7e_LT_7e_Gliederung_20_4" style:display-name="CUSTOM_1~LT~Gliederung 4" style:family="paragraph" style:parent-style-name="CUSTOM_5f_1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USTOM_5f_1_7e_LT_7e_Gliederung_20_5" style:display-name="CUSTOM_1~LT~Gliederung 5" style:family="paragraph" style:parent-style-name="CUSTOM_5f_1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1_7e_LT_7e_Gliederung_20_6" style:display-name="CUSTOM_1~LT~Gliederung 6" style:family="paragraph" style:parent-style-name="CUSTOM_5f_1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1_7e_LT_7e_Gliederung_20_7" style:display-name="CUSTOM_1~LT~Gliederung 7" style:family="paragraph" style:parent-style-name="CUSTOM_5f_1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1_7e_LT_7e_Gliederung_20_8" style:display-name="CUSTOM_1~LT~Gliederung 8" style:family="paragraph" style:parent-style-name="CUSTOM_5f_1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1_7e_LT_7e_Gliederung_20_9" style:display-name="CUSTOM_1~LT~Gliederung 9" style:family="paragraph" style:parent-style-name="CUSTOM_5f_1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1_7e_LT_7e_Titel" style:display-name="CUSTOM_1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USTOM_5f_1_7e_LT_7e_Untertitel" style:display-name="CUSTOM_1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USTOM_5f_1_7e_LT_7e_Notizen" style:display-name="CUSTOM_1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USTOM_5f_1_7e_LT_7e_Hintergrundobjekte" style:display-name="CUSTOM_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USTOM_5f_1_7e_LT_7e_Hintergrund" style:display-name="CUSTOM_1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USTOM_5f_3_7e_LT_7e_Gliederung_20_1" style:display-name="CUSTOM_3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USTOM_5f_3_7e_LT_7e_Gliederung_20_2" style:display-name="CUSTOM_3~LT~Gliederung 2" style:family="paragraph" style:parent-style-name="CUSTOM_5f_3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USTOM_5f_3_7e_LT_7e_Gliederung_20_3" style:display-name="CUSTOM_3~LT~Gliederung 3" style:family="paragraph" style:parent-style-name="CUSTOM_5f_3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USTOM_5f_3_7e_LT_7e_Gliederung_20_4" style:display-name="CUSTOM_3~LT~Gliederung 4" style:family="paragraph" style:parent-style-name="CUSTOM_5f_3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USTOM_5f_3_7e_LT_7e_Gliederung_20_5" style:display-name="CUSTOM_3~LT~Gliederung 5" style:family="paragraph" style:parent-style-name="CUSTOM_5f_3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3_7e_LT_7e_Gliederung_20_6" style:display-name="CUSTOM_3~LT~Gliederung 6" style:family="paragraph" style:parent-style-name="CUSTOM_5f_3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3_7e_LT_7e_Gliederung_20_7" style:display-name="CUSTOM_3~LT~Gliederung 7" style:family="paragraph" style:parent-style-name="CUSTOM_5f_3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3_7e_LT_7e_Gliederung_20_8" style:display-name="CUSTOM_3~LT~Gliederung 8" style:family="paragraph" style:parent-style-name="CUSTOM_5f_3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3_7e_LT_7e_Gliederung_20_9" style:display-name="CUSTOM_3~LT~Gliederung 9" style:family="paragraph" style:parent-style-name="CUSTOM_5f_3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3_7e_LT_7e_Titel" style:display-name="CUSTOM_3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USTOM_5f_3_7e_LT_7e_Untertitel" style:display-name="CUSTOM_3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USTOM_5f_3_7e_LT_7e_Notizen" style:display-name="CUSTOM_3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USTOM_5f_3_7e_LT_7e_Hintergrundobjekte" style:display-name="CUSTOM_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USTOM_5f_3_7e_LT_7e_Hintergrund" style:display-name="CUSTOM_3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USTOM_5f_2_7e_LT_7e_Gliederung_20_1" style:display-name="CUSTOM_2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USTOM_5f_2_7e_LT_7e_Gliederung_20_2" style:display-name="CUSTOM_2~LT~Gliederung 2" style:family="paragraph" style:parent-style-name="CUSTOM_5f_2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USTOM_5f_2_7e_LT_7e_Gliederung_20_3" style:display-name="CUSTOM_2~LT~Gliederung 3" style:family="paragraph" style:parent-style-name="CUSTOM_5f_2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USTOM_5f_2_7e_LT_7e_Gliederung_20_4" style:display-name="CUSTOM_2~LT~Gliederung 4" style:family="paragraph" style:parent-style-name="CUSTOM_5f_2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USTOM_5f_2_7e_LT_7e_Gliederung_20_5" style:display-name="CUSTOM_2~LT~Gliederung 5" style:family="paragraph" style:parent-style-name="CUSTOM_5f_2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7e_LT_7e_Gliederung_20_6" style:display-name="CUSTOM_2~LT~Gliederung 6" style:family="paragraph" style:parent-style-name="CUSTOM_5f_2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7e_LT_7e_Gliederung_20_7" style:display-name="CUSTOM_2~LT~Gliederung 7" style:family="paragraph" style:parent-style-name="CUSTOM_5f_2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7e_LT_7e_Gliederung_20_8" style:display-name="CUSTOM_2~LT~Gliederung 8" style:family="paragraph" style:parent-style-name="CUSTOM_5f_2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7e_LT_7e_Gliederung_20_9" style:display-name="CUSTOM_2~LT~Gliederung 9" style:family="paragraph" style:parent-style-name="CUSTOM_5f_2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7e_LT_7e_Titel" style:display-name="CUSTOM_2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USTOM_5f_2_7e_LT_7e_Untertitel" style:display-name="CUSTOM_2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USTOM_5f_2_7e_LT_7e_Notizen" style:display-name="CUSTOM_2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USTOM_5f_2_7e_LT_7e_Hintergrundobjekte" style:display-name="CUSTOM_2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USTOM_5f_2_7e_LT_7e_Hintergrund" style:display-name="CUSTOM_2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c__20_subtitle_20_and_20_content_20__7e_LT_7e_Gliederung_20_1" style:display-name="Title, subtitle and content 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subtitle_20_and_20_content_20__7e_LT_7e_Gliederung_20_2" style:display-name="Title, subtitle and content ~LT~Gliederung 2" style:family="paragraph" style:parent-style-name="Title_2c__20_subtitle_20_and_20_content_20_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c__20_subtitle_20_and_20_content_20__7e_LT_7e_Gliederung_20_3" style:display-name="Title, subtitle and content ~LT~Gliederung 3" style:family="paragraph" style:parent-style-name="Title_2c__20_subtitle_20_and_20_content_20_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c__20_subtitle_20_and_20_content_20__7e_LT_7e_Gliederung_20_4" style:display-name="Title, subtitle and content ~LT~Gliederung 4" style:family="paragraph" style:parent-style-name="Title_2c__20_subtitle_20_and_20_content_20_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c__20_subtitle_20_and_20_content_20__7e_LT_7e_Gliederung_20_5" style:display-name="Title, subtitle and content ~LT~Gliederung 5" style:family="paragraph" style:parent-style-name="Title_2c__20_subtitle_20_and_20_content_20_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subtitle_20_and_20_content_20__7e_LT_7e_Gliederung_20_6" style:display-name="Title, subtitle and content ~LT~Gliederung 6" style:family="paragraph" style:parent-style-name="Title_2c__20_subtitle_20_and_20_content_20_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subtitle_20_and_20_content_20__7e_LT_7e_Gliederung_20_7" style:display-name="Title, subtitle and content ~LT~Gliederung 7" style:family="paragraph" style:parent-style-name="Title_2c__20_subtitle_20_and_20_content_20_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subtitle_20_and_20_content_20__7e_LT_7e_Gliederung_20_8" style:display-name="Title, subtitle and content ~LT~Gliederung 8" style:family="paragraph" style:parent-style-name="Title_2c__20_subtitle_20_and_20_content_20_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subtitle_20_and_20_content_20__7e_LT_7e_Gliederung_20_9" style:display-name="Title, subtitle and content ~LT~Gliederung 9" style:family="paragraph" style:parent-style-name="Title_2c__20_subtitle_20_and_20_content_20_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subtitle_20_and_20_content_20__7e_LT_7e_Titel" style:display-name="Title, subtitle and content 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subtitle_20_and_20_content_20__7e_LT_7e_Untertitel" style:display-name="Title, subtitle and content 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subtitle_20_and_20_content_20__7e_LT_7e_Notizen" style:display-name="Title, subtitle and content 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subtitle_20_and_20_content_20__7e_LT_7e_Hintergrundobjekte" style:display-name="Title, subtitle and content 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c__20_subtitle_20_and_20_content_20__7e_LT_7e_Hintergrund" style:display-name="Title, subtitle and content 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Gliederung_20_1" style:display-name="Title and Content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USTOM_5f_7_5f_1_7e_LT_7e_Gliederung_20_1" style:display-name="CUSTOM_7_1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USTOM_5f_7_5f_1_7e_LT_7e_Gliederung_20_2" style:display-name="CUSTOM_7_1~LT~Gliederung 2" style:family="paragraph" style:parent-style-name="CUSTOM_5f_7_5f_1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USTOM_5f_7_5f_1_7e_LT_7e_Gliederung_20_3" style:display-name="CUSTOM_7_1~LT~Gliederung 3" style:family="paragraph" style:parent-style-name="CUSTOM_5f_7_5f_1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USTOM_5f_7_5f_1_7e_LT_7e_Gliederung_20_4" style:display-name="CUSTOM_7_1~LT~Gliederung 4" style:family="paragraph" style:parent-style-name="CUSTOM_5f_7_5f_1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USTOM_5f_7_5f_1_7e_LT_7e_Gliederung_20_5" style:display-name="CUSTOM_7_1~LT~Gliederung 5" style:family="paragraph" style:parent-style-name="CUSTOM_5f_7_5f_1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7_5f_1_7e_LT_7e_Gliederung_20_6" style:display-name="CUSTOM_7_1~LT~Gliederung 6" style:family="paragraph" style:parent-style-name="CUSTOM_5f_7_5f_1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7_5f_1_7e_LT_7e_Gliederung_20_7" style:display-name="CUSTOM_7_1~LT~Gliederung 7" style:family="paragraph" style:parent-style-name="CUSTOM_5f_7_5f_1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7_5f_1_7e_LT_7e_Gliederung_20_8" style:display-name="CUSTOM_7_1~LT~Gliederung 8" style:family="paragraph" style:parent-style-name="CUSTOM_5f_7_5f_1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7_5f_1_7e_LT_7e_Gliederung_20_9" style:display-name="CUSTOM_7_1~LT~Gliederung 9" style:family="paragraph" style:parent-style-name="CUSTOM_5f_7_5f_1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7_5f_1_7e_LT_7e_Titel" style:display-name="CUSTOM_7_1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USTOM_5f_7_5f_1_7e_LT_7e_Untertitel" style:display-name="CUSTOM_7_1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USTOM_5f_7_5f_1_7e_LT_7e_Notizen" style:display-name="CUSTOM_7_1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USTOM_5f_7_5f_1_7e_LT_7e_Hintergrundobjekte" style:display-name="CUSTOM_7_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USTOM_5f_7_5f_1_7e_LT_7e_Hintergrund" style:display-name="CUSTOM_7_1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USTOM_5f_7_7e_LT_7e_Gliederung_20_1" style:display-name="CUSTOM_7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USTOM_5f_7_7e_LT_7e_Gliederung_20_2" style:display-name="CUSTOM_7~LT~Gliederung 2" style:family="paragraph" style:parent-style-name="CUSTOM_5f_7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USTOM_5f_7_7e_LT_7e_Gliederung_20_3" style:display-name="CUSTOM_7~LT~Gliederung 3" style:family="paragraph" style:parent-style-name="CUSTOM_5f_7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USTOM_5f_7_7e_LT_7e_Gliederung_20_4" style:display-name="CUSTOM_7~LT~Gliederung 4" style:family="paragraph" style:parent-style-name="CUSTOM_5f_7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USTOM_5f_7_7e_LT_7e_Gliederung_20_5" style:display-name="CUSTOM_7~LT~Gliederung 5" style:family="paragraph" style:parent-style-name="CUSTOM_5f_7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7_7e_LT_7e_Gliederung_20_6" style:display-name="CUSTOM_7~LT~Gliederung 6" style:family="paragraph" style:parent-style-name="CUSTOM_5f_7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7_7e_LT_7e_Gliederung_20_7" style:display-name="CUSTOM_7~LT~Gliederung 7" style:family="paragraph" style:parent-style-name="CUSTOM_5f_7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7_7e_LT_7e_Gliederung_20_8" style:display-name="CUSTOM_7~LT~Gliederung 8" style:family="paragraph" style:parent-style-name="CUSTOM_5f_7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7_7e_LT_7e_Gliederung_20_9" style:display-name="CUSTOM_7~LT~Gliederung 9" style:family="paragraph" style:parent-style-name="CUSTOM_5f_7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7_7e_LT_7e_Titel" style:display-name="CUSTOM_7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USTOM_5f_7_7e_LT_7e_Untertitel" style:display-name="CUSTOM_7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USTOM_5f_7_7e_LT_7e_Notizen" style:display-name="CUSTOM_7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USTOM_5f_7_7e_LT_7e_Hintergrundobjekte" style:display-name="CUSTOM_7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USTOM_5f_7_7e_LT_7e_Hintergrund" style:display-name="CUSTOM_7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05T12:32:36.338000000</dc:date>
    <meta:editing-duration>PT4H57M36S</meta:editing-duration>
    <meta:editing-cycles>5</meta:editing-cycles>
    <meta:generator>LibreOffice/7.4.4.2$Windows_X86_64 LibreOffice_project/85569322deea74ec9134968a29af2df5663baa21</meta:generator>
    <meta:document-statistic meta:table-count="0" meta:image-count="0" meta:object-count="0" meta:page-count="4" meta:paragraph-count="71" meta:word-count="678" meta:character-count="4626" meta:non-whitespace-character-count="4001"/>
  </office:meta>
</office:document-meta>
</file>